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18cm" style:rel-column-width="2370*"/>
    </style:style>
    <style:style style:name="Tabela1.B" style:family="table-column">
      <style:table-column-properties style:column-width="2.355cm" style:rel-column-width="1335*"/>
    </style:style>
    <style:style style:name="Tabela1.C" style:family="table-column">
      <style:table-column-properties style:column-width="2.699cm" style:rel-column-width="1530*"/>
    </style:style>
    <style:style style:name="Tabela1.D" style:family="table-column">
      <style:table-column-properties style:column-width="2.54cm" style:rel-column-width="1440*"/>
    </style:style>
    <style:style style:name="Tabela1.E" style:family="table-column">
      <style:table-column-properties style:column-width="2.752cm" style:rel-column-width="1560*"/>
    </style:style>
    <style:style style:name="Tabela1.F" style:family="table-column">
      <style:table-column-properties style:column-width="2.473cm" style:rel-column-width="1402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Trebuchet M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rebuchet MS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Trebuchet M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ria Szymczak</text:p>
      <text:p text:style-name="P1"/>
      <text:p text:style-name="P5">PRZETWARZANIE JĘZYKA NATURALNEGO</text:p>
      <text:p text:style-name="P2"><text:tab/>laboratorium nr 1</text:p>
      <text:p text:style-name="P2"/>
      <text:p text:style-name="P2"/>
      <text:p text:style-name="P3"/>
      <text:p text:style-name="P3"><text:tab/><text:span text:style-name="T1">Zadanie zostało wykonane w 5-ciu językach programowania: c++, icon, java, python, ruby.</text:span></text:p>
      <text:p text:style-name="P7"/>
      <text:list xml:id="list27616993" text:style-name="L1">
        <text:list-item>
          <text:p text:style-name="P8">WNIOSKI SUBIEKTYWNE</text:p>
        </text:list-item>
      </text:list>
      <text:p text:style-name="P3"><text:tab/><text:tab/>Najlepiej mi znanym i najczęściej przeze mnie używanym językiem programowania jest <text:span text:style-name="T1">java</text:span>. Posiada ona bardzo dobrą, wyczerpującą dokumentację, <text:s/>rozbudowane biblioteki i klasę String z wygodnym interfejsem (w tym wypadku użyłam wzorca z wyrażeniem regularnym i funkcji split). To wszystko razem sprawiło, że w javie pisało mi się bardzo dobrze i dość szybko. Sporym minusem był brak funkcji pozwalającej na sortowanie mapy po wartościach, co zmuszało do kombinowania:)</text:p>
      <text:p text:style-name="P3"><text:tab/><text:tab/>Najmniej przyjemnie pisało się w dość niskopoziomowym <text:span text:style-name="T1">c++</text:span>, mimo iż korzystałam ze standardowych bibliotek. Język ten ma najsłabiej rozwiniętą klasę string z 5-ciu użytych przeze mnie języków oraz jest najmniej odporny na błędy programisty, które powodują naruszenie ochrony pamięci. Z te względu pisanie w c++ zajęło mi najwięcej czasu. </text:p>
      <text:p text:style-name="P3"><text:tab/><text:tab/>Najszybciej i najprzyjemniej pisało mi się w <text:span text:style-name="T1">rubym</text:span>. Jest to język znany mi w umiarkowanym stopniu, nieskomplikowany i przejrzysty. Udostępnia wiele wygodnych funkcjonalności do obsługi zmiennych tekstowych, list i map, oraz możliwość definiowania własnych (np. sortowanie mapy zgodnie z własnymi warunkami). Wspiera również obsługę wyrażeń regularnych, co w połączeniu z funkcją tr i split, dało pożądane rezultaty. Co ważne, ruby posiada dość dobrą dokumentację.</text:p>
      <text:p text:style-name="P3"><text:tab/><text:tab/>Kolejnym językiem, w którym pisałam, był kompletnie mi wcześniej nieznany <text:span text:style-name="T1">python</text:span>. Mimo początkowej nieznajomości, pisało się z nim dość szybko i łatwo. Język ma bardzo przejrzystą składnię i podobnie jak ruby, pozwala na wygodne operowanie zmiennymi tekstowymi i bardziej złożonymi strukturami danych. Tak jak w rubym użyłam wyrażenia regularnego oraz funkcji sub i split. </text:p>
      <text:p text:style-name="P3"><text:tab/><text:tab/>Językiem również słabo mi znanym jest <text:span text:style-name="T1">icon</text:span>. Sporym minusem pisania w tym języku są bardzo słabo udokumentowane biblioteki, co sprawiło, że napisanie programu zajęło mi relatywnie sporo czasu w stosunku do jego długości (jest to najkrótszy z moich programów). Dużym plusem natomiast jest udostępnianie bardzo wygodnych funkcji do rozbudowanego przetwarzania zmiennych znakowych (funkcje upto, many). Jest to jedyny język, który w prosty sposób udostępnia możliwość sortowania tablicy/mapy po wartościach.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9199113" text:continue-numbering="true" text:style-name="L1">
        <text:list-item>
          <text:p text:style-name="P8"><text:soft-page-break/>WNIOSKI OBIEKTYWNE</text:p>
          <text:p text:style-name="P4"/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c++</text:p>
          </table:table-cell>
          <table:table-cell table:style-name="Tabela1.A1" office:value-type="string">
            <text:p text:style-name="P10">icon</text:p>
          </table:table-cell>
          <table:table-cell table:style-name="Tabela1.A1" office:value-type="string">
            <text:p text:style-name="P10">java</text:p>
          </table:table-cell>
          <table:table-cell table:style-name="Tabela1.A1" office:value-type="string">
            <text:p text:style-name="P10">python</text:p>
          </table:table-cell>
          <table:table-cell table:style-name="Tabela1.F1" office:value-type="string">
            <text:p text:style-name="P10">ruby</text:p>
          </table:table-cell>
        </table:table-row>
        <table:table-row>
          <table:table-cell table:style-name="Tabela1.A2" office:value-type="string">
            <text:p text:style-name="P10">Czas działania</text:p>
          </table:table-cell>
          <table:table-cell table:style-name="Tabela1.B2" office:value-type="string">
            <text:p text:style-name="P9">0m 10.585s</text:p>
          </table:table-cell>
          <table:table-cell table:style-name="Tabela1.B2" office:value-type="string">
            <text:p text:style-name="P9"><text:s/>0m 17.916s</text:p>
          </table:table-cell>
          <table:table-cell table:style-name="Tabela1.B2" office:value-type="string">
            <text:p text:style-name="P9">0m 5.123s</text:p>
          </table:table-cell>
          <table:table-cell table:style-name="Tabela1.B2" office:value-type="string">
            <text:p text:style-name="P9">0m 5.996s</text:p>
          </table:table-cell>
          <table:table-cell table:style-name="Tabela1.F2" office:value-type="string">
            <text:p text:style-name="P9">0m 5.338s</text:p>
          </table:table-cell>
        </table:table-row>
        <table:table-row>
          <table:table-cell table:style-name="Tabela1.A2" office:value-type="string">
            <text:p text:style-name="P10">Ilość linii</text:p>
          </table:table-cell>
          <table:table-cell table:style-name="Tabela1.B3" office:value-type="float" office:value="52">
            <text:p text:style-name="P9">52</text:p>
          </table:table-cell>
          <table:table-cell table:style-name="Tabela1.B3" office:value-type="float" office:value="17">
            <text:p text:style-name="P9">17</text:p>
          </table:table-cell>
          <table:table-cell table:style-name="Tabela1.B3" office:value-type="float" office:value="57">
            <text:p text:style-name="P9">57</text:p>
          </table:table-cell>
          <table:table-cell table:style-name="Tabela1.B3" office:value-type="float" office:value="29">
            <text:p text:style-name="P9">29</text:p>
          </table:table-cell>
          <table:table-cell table:style-name="Tabela1.F3" office:value-type="float" office:value="37">
            <text:p text:style-name="P9">37</text:p>
          </table:table-cell>
        </table:table-row>
        <table:table-row>
          <table:table-cell table:style-name="Tabela1.A2" office:value-type="string">
            <text:p text:style-name="P10">Łatwość pisania</text:p>
          </table:table-cell>
          <table:table-cell table:style-name="Tabela1.B3" office:value-type="float" office:value="2">
            <text:p text:style-name="P9">2</text:p>
          </table:table-cell>
          <table:table-cell table:style-name="Tabela1.B3" office:value-type="float" office:value="3">
            <text:p text:style-name="P9">3</text:p>
          </table:table-cell>
          <table:table-cell table:style-name="Tabela1.B3" office:value-type="float" office:value="3">
            <text:p text:style-name="P9">3</text:p>
          </table:table-cell>
          <table:table-cell table:style-name="Tabela1.B3" office:value-type="float" office:value="3">
            <text:p text:style-name="P9">3</text:p>
          </table:table-cell>
          <table:table-cell table:style-name="Tabela1.F3" office:value-type="float" office:value="5">
            <text:p text:style-name="P9">5</text:p>
          </table:table-cell>
        </table:table-row>
        <table:table-row>
          <table:table-cell table:style-name="Tabela1.A2" office:value-type="string">
            <text:p text:style-name="P10">Top 10</text:p>
          </table:table-cell>
          <table:table-cell table:style-name="Tabela1.B2" office:value-type="string">
            <text:p text:style-name="P9">13300 I</text:p>
            <text:p text:style-name="P9">9713 SIę</text:p>
            <text:p text:style-name="P9">8389 NIE</text:p>
            <text:p text:style-name="P9">8168 W</text:p>
            <text:p text:style-name="P9">6817 NA</text:p>
            <text:p text:style-name="P9">6040 Z</text:p>
            <text:p text:style-name="P9">4876 TO</text:p>
            <text:p text:style-name="P9">4337 DO</text:p>
            <text:p text:style-name="P9">4155 A</text:p>
            <text:p text:style-name="P9">3674 żE</text:p>
          </table:table-cell>
          <table:table-cell table:style-name="Tabela1.B2" office:value-type="string">
            <text:p text:style-name="P9">13301 : I</text:p>
            <text:p text:style-name="P9">9713 : SIĘ</text:p>
            <text:p text:style-name="P9">8389 : NIE</text:p>
            <text:p text:style-name="P9">8169 : W</text:p>
            <text:p text:style-name="P9">6817 : NA</text:p>
            <text:p text:style-name="P9">6040 : Z</text:p>
            <text:p text:style-name="P9">4876 : TO</text:p>
            <text:p text:style-name="P9">4337 : DO</text:p>
            <text:p text:style-name="P9">4155 : A</text:p>
            <text:p text:style-name="P9">3707 : ŻE</text:p>
          </table:table-cell>
          <table:table-cell table:style-name="Tabela1.B2" office:value-type="string">
            <text:p text:style-name="P9">I 13300</text:p>
            <text:p text:style-name="P9">SIĘ 9713</text:p>
            <text:p text:style-name="P9">NIE 8389</text:p>
            <text:p text:style-name="P9">W 8168</text:p>
            <text:p text:style-name="P9">NA 6817</text:p>
            <text:p text:style-name="P9">Z 6040</text:p>
            <text:p text:style-name="P9">TO 4876</text:p>
            <text:p text:style-name="P9">DO 4337</text:p>
            <text:p text:style-name="P9">A 4155</text:p>
            <text:p text:style-name="P9">ŻE 3707</text:p>
          </table:table-cell>
          <table:table-cell table:style-name="Tabela1.B2" office:value-type="string">
            <text:p text:style-name="P9">I 13300</text:p>
            <text:p text:style-name="P9">SIę 9713</text:p>
            <text:p text:style-name="P9">NIE 8389</text:p>
            <text:p text:style-name="P9">W 8168</text:p>
            <text:p text:style-name="P9">NA 6817</text:p>
            <text:p text:style-name="P9">Z 6040</text:p>
            <text:p text:style-name="P9">TO 4876</text:p>
            <text:p text:style-name="P9">DO 4337</text:p>
            <text:p text:style-name="P9">A 4155</text:p>
            <text:p text:style-name="P9">żE 3674</text:p>
          </table:table-cell>
          <table:table-cell table:style-name="Tabela1.F2" office:value-type="string">
            <text:p text:style-name="P9">I 13300</text:p>
            <text:p text:style-name="P9">SIę 9713</text:p>
            <text:p text:style-name="P9">NIE 8389</text:p>
            <text:p text:style-name="P9">W 8168</text:p>
            <text:p text:style-name="P9">NA 6817</text:p>
            <text:p text:style-name="P9">Z 6040</text:p>
            <text:p text:style-name="P9">TO 4876</text:p>
            <text:p text:style-name="P9">DO 4337</text:p>
            <text:p text:style-name="P9">A 4155</text:p>
            <text:p text:style-name="P9">żE 3674</text:p>
          </table:table-cell>
        </table:table-row>
      </table:table>
      <text:list xml:id="list29189951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07:48:04.75</meta:creation-date>
    <meta:document-statistic meta:table-count="1" meta:image-count="0" meta:object-count="0" meta:page-count="2" meta:paragraph-count="86" meta:word-count="472" meta:character-count="2841"/>
    <dc:date>2009-10-27T09:09:04.55</dc:date>
    <meta:editing-duration>PT00H02M54S</meta:editing-duration>
    <meta:editing-cycles>1</meta:editing-cycles>
    <meta:generator>OpenOffice.org/3.0$Win32 OpenOffice.org_project/300m15$Build-9379</meta:generator>
    <meta:user-defined meta:name="Informacja 1"/>
    <meta:user-defined meta:name="Informacja 2"/>
    <meta:user-defined meta:name="Informacja 3"/>
    <meta:user-defined meta:name="Informacja 4"/>
  </office:meta>
</office:document-meta>
</file>